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GARAY MORALES, JAIM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06775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ERGARAY MORALES, JAIME LUI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06775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EGALADO CUBAS, LADY LISB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2958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8/10/2021</text:p>
          </table:table-cell>
          <table:table-cell table:style-name="Tabla2.A2" office:value-type="string">
            <text:p text:style-name="P7">323898</text:p>
          </table:table-cell>
          <table:table-cell table:style-name="Tabla2.A2" office:value-type="string">
            <text:p text:style-name="P7">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OFIA SIPIRAM</text:p>
          </table:table-cell>
          <table:table-cell table:style-name="Tabla3.A2" office:value-type="string">
            <text:p text:style-name="P20">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22:38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